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atang" svg:font-family="Batang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padding="0in" fo:border="none"/>
      <style:text-properties fo:font-size="12pt" officeooo:paragraph-rsid="00206921" style:font-size-asian="12pt" style:font-size-complex="12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2pt" officeooo:rsid="001decf0" officeooo:paragraph-rsid="001e26e5" style:font-size-asian="12pt" style:font-size-complex="12pt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2pt" officeooo:paragraph-rsid="001e26e5" style:font-size-asian="12pt" style:font-size-complex="12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2pt" officeooo:paragraph-rsid="001ffde2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2pt" officeooo:paragraph-rsid="00206921" style:font-size-asian="12pt" style:font-size-complex="12pt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2pt" fo:font-style="normal" officeooo:rsid="001decf0" officeooo:paragraph-rsid="001e26e5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2pt" fo:font-style="normal" officeooo:rsid="001e177f" officeooo:paragraph-rsid="001e26e5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2pt" fo:font-style="normal" officeooo:rsid="001e26e5" officeooo:paragraph-rsid="001e26e5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2pt" fo:font-style="normal" officeooo:rsid="00206921" officeooo:paragraph-rsid="00206921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paragraph-rsid="001e26e5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1ffde2" officeooo:paragraph-rsid="001ffde2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206921" officeooo:paragraph-rsid="00206921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1ffde2" officeooo:paragraph-rsid="001ffde2" style:font-weight-asian="bold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text-underline-style="none" officeooo:rsid="001ffde2" officeooo:paragraph-rsid="001ffde2"/>
    </style:style>
    <style:style style:name="P18" style:family="paragraph" style:parent-style-name="Standard" style:list-style-name="WWNum1">
      <style:paragraph-properties fo:margin-left="0in" fo:margin-right="0in" fo:text-indent="-0.25in" style:auto-text-indent="false"/>
      <style:text-properties fo:font-size="12pt" fo:font-weight="bold" officeooo:paragraph-rsid="001e26e5" style:font-size-asian="12pt" style:font-weight-asian="bold" style:font-size-complex="12pt"/>
    </style:style>
    <style:style style:name="P19" style:family="paragraph" style:parent-style-name="Standard" style:list-style-name="WWNum1">
      <style:paragraph-properties fo:margin-left="0in" fo:margin-right="0in" fo:text-indent="-0.25in" style:auto-text-indent="false"/>
      <style:text-properties fo:font-size="12pt" fo:font-weight="bold" officeooo:paragraph-rsid="00206921" style:font-size-asian="12pt" style:font-weight-asian="bold" style:font-size-complex="12pt"/>
    </style:style>
    <style:style style:name="P20" style:family="paragraph" style:parent-style-name="Standard" style:list-style-name="WWNum1">
      <style:paragraph-properties fo:margin-left="0in" fo:margin-right="0in" fo:text-indent="-0.25in" style:auto-text-indent="false"/>
      <style:text-properties fo:font-size="12pt" officeooo:paragraph-rsid="001e26e5" style:font-size-asian="12pt" style:font-size-complex="12pt"/>
    </style:style>
    <style:style style:name="P21" style:family="paragraph" style:parent-style-name="Standard" style:list-style-name="WWNum1">
      <style:paragraph-properties fo:margin-left="0in" fo:margin-right="0in" fo:text-indent="-0.25in" style:auto-text-indent="false"/>
      <style:text-properties fo:font-size="12pt" style:text-underline-style="none" fo:font-weight="bold" officeooo:rsid="001ffde2" officeooo:paragraph-rsid="001ffde2" style:font-size-asian="12pt" style:font-weight-asian="bold" style:font-size-complex="12pt"/>
    </style:style>
    <style:style style:name="P22" style:family="paragraph" style:parent-style-name="Standard" style:list-style-name="WWNum1">
      <style:paragraph-properties fo:margin-left="0in" fo:margin-right="0in" fo:text-indent="-0.25in" style:auto-text-indent="false"/>
      <style:text-properties fo:font-size="12pt" fo:font-style="normal" style:text-underline-style="none" fo:font-weight="normal" officeooo:rsid="001ffde2" officeooo:paragraph-rsid="001ffde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fo:font-size="12pt" officeooo:paragraph-rsid="00206921" style:font-size-asian="12pt" style:font-size-complex="12pt"/>
    </style:style>
    <style:style style:name="P24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officeooo:paragraph-rsid="001e26e5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 style:parent-style-name="Footer">
      <style:paragraph-properties fo:padding="0in" fo:border="none"/>
    </style:style>
    <style:style style:name="T1" style:family="text">
      <style:text-properties fo:font-size="12pt" fo:font-style="italic" officeooo:rsid="001e177f" style:font-size-asian="12pt" style:font-style-asian="italic" style:font-size-complex="12pt" style:font-style-complex="italic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 style:font-style-complex="normal"/>
    </style:style>
    <style:style style:name="T3" style:family="text">
      <style:text-properties fo:font-size="12pt" fo:font-style="normal" fo:font-weight="bold" officeooo:rsid="001e26e5" style:font-size-asian="12pt" style:font-style-asian="normal" style:font-weight-asian="bold" style:font-size-complex="12pt" style:font-style-complex="normal"/>
    </style:style>
    <style:style style:name="T4" style:family="text">
      <style:text-properties fo:font-size="12pt" fo:font-style="normal" officeooo:rsid="001e177f" style:font-size-asian="12pt" style:font-style-asian="normal" style:font-size-complex="12pt" style:font-style-complex="normal"/>
    </style:style>
    <style:style style:name="T5" style:family="text">
      <style:text-properties style:language-asian="ko" style:country-asian="KR"/>
    </style:style>
    <style:style style:name="T6" style:family="text">
      <style:text-properties style:language-asian="ko" style:country-asian="KR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e26e5" style:font-style-asian="italic" style:font-style-complex="italic"/>
    </style:style>
    <style:style style:name="T10" style:family="text">
      <style:text-properties fo:font-style="italic" officeooo:rsid="001e26e5" style:font-style-asian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e177f" style:font-style-asian="normal" style:font-style-complex="normal"/>
    </style:style>
    <style:style style:name="T13" style:family="text">
      <style:text-properties fo:font-style="normal" officeooo:rsid="001e26e5" style:font-style-asian="normal" style:font-style-complex="normal"/>
    </style:style>
    <style:style style:name="T14" style:family="text">
      <style:text-properties fo:font-style="normal" officeooo:rsid="00206921" style:font-style-asian="normal" style:font-style-complex="normal"/>
    </style:style>
    <style:style style:name="T15" style:family="text">
      <style:text-properties fo:font-style="normal" fo:font-weight="bold" officeooo:rsid="00206921" style:font-style-asian="normal" style:font-weight-asian="bold" style:font-style-complex="normal" style:font-weight-complex="bold"/>
    </style:style>
    <style:style style:name="T16" style:family="text">
      <style:text-properties fo:font-weight="bold" style:font-weight-asian="bold"/>
    </style:style>
    <style:style style:name="T17" style:family="text">
      <style:text-properties officeooo:rsid="00206921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solid" style:text-underline-width="auto" style:text-underline-color="font-color" fo:font-weight="bold" style:language-asian="ko" style:country-asian="KR" style:font-weight-asian="bold"/>
    </style:style>
    <style:style style:name="T20" style:family="text">
      <style:text-properties style:text-underline-style="solid" style:text-underline-width="auto" style:text-underline-color="font-color" fo:font-weight="bold" style:language-asian="ko" style:country-asian="KR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officeooo:rsid="00206921"/>
    </style:style>
    <style:style style:name="T22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ndres Imperial</text:p>
      <text:p text:style-name="Text_20_body">CPSC 323</text:p>
      <text:p text:style-name="Text_20_body">MW 11:30am</text:p>
      <text:p text:style-name="P24"><text:span text:style-name="T2">CS323 Assignment Documentatio</text:span><text:span text:style-name="T3">n</text:span></text:p>
      <text:list xml:id="list8271246019038348129" text:style-name="WWNum1">
        <text:list-item>
          <text:p text:style-name="P20"><text:span text:style-name="T16">Problem Statement</text:span></text:p>
        </text:list-item>
      </text:list>
      <text:p text:style-name="Standard"><text:tab/>In Assignment 3 the objective is to create a symbol table handling mechanism and generating an assembly code output for the simplified version of Rat16F.</text:p>
      <text:p text:style-name="P6"/>
      <text:list xml:id="list133825137239620" text:continue-numbering="true" text:style-name="WWNum1">
        <text:list-item>
          <text:p text:style-name="P18">How to use your program </text:p>
        </text:list-item>
      </text:list>
      <text:p text:style-name="P5"><text:span text:style-name="T10">Assembler</text:span><text:span text:style-name="T7"> </text:span><text:span text:style-name="T11">is the name of the executable file. In order to run a lexical analysis and parse a file for syntax analysis, </text:span><text:span text:style-name="T13">while creating a symbol table and instruction set </text:span><text:span text:style-name="T11">according to the </text:span><text:span text:style-name="T13">simplified </text:span><text:span text:style-name="T11">RAT16F language provide the file name as an argument in the command line when running </text:span><text:span text:style-name="T9">Assembler</text:span><text:span text:style-name="T8">. </text:span><text:span text:style-name="T11">Proper format follows:</text:span></text:p>
      <text:p text:style-name="P9"/>
      <text:p text:style-name="P5"><text:span text:style-name="T11">./</text:span><text:span text:style-name="T13">Assembler</text:span><text:span text:style-name="T11"> </text:span><text:span text:style-name="T8">yourfile.txt</text:span></text:p>
      <text:p text:style-name="P9"/>
      <text:p text:style-name="P5"><text:span text:style-name="T11">After execution </text:span><text:span text:style-name="T13">Assembler</text:span><text:span text:style-name="T8"> </text:span><text:span text:style-name="T11">will create a </text:span><text:span text:style-name="T13">multiple </text:span><text:span text:style-name="T11">new file</text:span><text:span text:style-name="T13">s</text:span><text:span text:style-name="T11"> in the current directory </text:span><text:span text:style-name="T12">labeled:</text:span></text:p>
      <text:p text:style-name="P10"/>
      <text:p text:style-name="P11">lexer_<text:span text:style-name="T8">yourfile.txt: </text:span>This file will hold all the tokens and lexemes extracted from your file.</text:p>
      <text:p text:style-name="P11"/>
      <text:p text:style-name="P13"><text:span text:style-name="T4">parser_</text:span><text:span text:style-name="T1">yourfile.txt: </text:span>This file will then contain all production rules utilized when parsing yourfile.txt.</text:p>
      <text:p text:style-name="P13"/>
      <text:p text:style-name="P14">instr_<text:span text:style-name="T8">yourfile.txt: </text:span><text:span text:style-name="T11">This will hold the instruction set.</text:span></text:p>
      <text:p text:style-name="P14"><text:span text:style-name="T11"/></text:p>
      <text:p text:style-name="P14"><text:span text:style-name="T11">symbol_</text:span><text:span text:style-name="T8">yourfile.txt: </text:span><text:span text:style-name="T11">This file will contain the symbol table that represents your file.</text:span></text:p>
      <text:p text:style-name="P14"><text:span text:style-name="T11"/></text:p>
      <text:p text:style-name="P16"><text:span text:style-name="T11">How to Compile:</text:span></text:p>
      <text:p text:style-name="P17"><text:span text:style-name="T11">Have all source code in one directory and run the following command to compile with </text:span></text:p>
      <text:p text:style-name="P17"><text:span text:style-name="T11">g++</text:span><text:span text:style-name="T14">(</text:span><text:span text:style-name="T15">requires c++11 libraries)</text:span><text:span text:style-name="T11">:</text:span></text:p>
      <text:p text:style-name="P17"><text:span text:style-name="T11"/></text:p>
      <text:p text:style-name="P17"><text:span text:style-name="T11">g++ -g -std=c++11 main.cpp -o Assembler</text:span></text:p>
      <text:p text:style-name="P17"><text:span text:style-name="T11"/></text:p>
      <text:p text:style-name="P7"/>
      <text:list xml:id="list133825878546359" text:continue-numbering="true" text:style-name="WWNum1">
        <text:list-item>
          <text:p text:style-name="P21"><text:span text:style-name="T11">Design of your program</text:span></text:p>
          <text:p text:style-name="P22">I chose to create two header files, one being instruction_table.h that defines a stuct for <text:span text:style-name="T17">a single instruction. I then declared this an array of this struct in my parser.h file with a size of 600. The other new header file is symbols.h which creates a class for the symbol table with a max size of 100 symbols. This file also contains helper function such as print, get address, find, size, and insert. For the jump stack I implemented c++’s container template &lt;stack&gt; with type &lt;int&gt;.</text:span></text:p>
        </text:list-item>
      </text:list>
      <text:p text:style-name="P13"/>
      <text:p text:style-name="P15"/>
      <text:p text:style-name="P1"><text:soft-page-break/>Simplified RAT16F language:</text:p>
      <text:list xml:id="list4831489686860391050" text:style-name="L3">
        <text:list-item>
          <text:p text:style-name="P3">The<text:span text:style-name="T16"> simplified Rat16F</text:span> is essentially the same except that the program has NO</text:p>
          <text:p text:style-name="P3"><text:span text:style-name="T5">&lt;function definition&gt; </text:span><text:s text:c="2"/></text:p>
        </text:list-item>
        <text:list-item>
          <text:p text:style-name="P3"><text:span text:style-name="T5">No </text:span><text:span text:style-name="T5">“</text:span><text:span text:style-name="T5">real</text:span><text:span text:style-name="T5">”</text:span><text:span text:style-name="T5"> type is allowed</text:span></text:p>
        </text:list-item>
      </text:list>
      <text:p text:style-name="Standard"/>
      <text:p text:style-name="Standard"><text:span text:style-name="T20">Some Semantics</text:span><text:span text:style-name="T5">:</text:span></text:p>
      <text:list xml:id="list4547066069478463462" text:style-name="L2">
        <text:list-item>
          <text:p text:style-name="P2">consider that <text:s/>“true” has an integer value of 1 and “false” has an integer value of 0.</text:p>
        </text:list-item>
        <text:list-item>
          <text:p text:style-name="P2">No arithmetic operations are allowed for booleans.</text:p>
        </text:list-item>
        <text:list-item>
          <text:p text:style-name="P2">The types must match for arithmetic operations (no conversions)</text:p>
        </text:list-item>
      </text:list>
      <text:p text:style-name="Standard"/>
      <text:p text:style-name="P8"/>
      <text:list xml:id="list133826050569035" text:continue-list="list133825878546359" text:style-name="WWNum1">
        <text:list-item>
          <text:p text:style-name="P19">Any Limitation</text:p>
        </text:list-item>
      </text:list>
      <text:p text:style-name="P12">Max amount of instruction is 600 and the max amount of symbols is 100.</text:p>
      <text:p text:style-name="P8"/>
      <text:list xml:id="list133826809681123" text:continue-numbering="true" text:style-name="WWNum1">
        <text:list-item>
          <text:p text:style-name="P19">Any shortcomings</text:p>
        </text:list-item>
      </text:list>
      <text:p text:style-name="P12">N/A</text:p>
      <text:p text:style-name="P8"/>
      <text:p text:style-name="P2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atang" svg:font-family="Batang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맑은 고딕" style:font-size-asian="11pt" style:language-asian="ko" style:country-asian="K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맑은 고딕" style:font-size-asian="11pt" style:language-asian="ko" style:country-asian="K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font-size="12pt" fo:font-style="normal" style:text-underline-style="none" fo:font-weight="normal" officeooo:rsid="001decf0" style:font-name-asian="Batang" style:font-family-asian="Batang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972in" loext:contextual-spacing="false" fo:line-height="120%" fo:text-align="end" style:justify-single-word="false" fo:text-indent="0in" style:auto-text-indent="false"/>
      <style:text-properties fo:font-size="12pt" officeooo:rsid="001e177f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Batang" style:font-family-asian="Batang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Batang" style:font-family-asian="Batang" style:font-family-generic-asian="system" style:font-pitch-asian="variable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style:language-asian="ko" style:country-asian="KR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draw:z-index="1"><draw:text-box fo:min-height="0in" fo:min-width="0.0161in"><text:p text:style-name="MP1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</meta:initial-creator>
    <meta:editing-cycles>5</meta:editing-cycles>
    <meta:print-date>2015-09-02T18:10:00</meta:print-date>
    <meta:creation-date>2011-08-31T17:37:00</meta:creation-date>
    <dc:date>2016-12-11T13:38:24.651025116</dc:date>
    <meta:editing-duration>PT1H55M49S</meta:editing-duration>
    <meta:generator>LibreOffice/5.1.4.2$Linux_X86_64 LibreOffice_project/10m0$Build-2</meta:generator>
    <meta:document-statistic meta:table-count="0" meta:image-count="0" meta:object-count="0" meta:page-count="2" meta:paragraph-count="33" meta:word-count="361" meta:character-count="2195" meta:non-whitespace-character-count="1870"/>
    <meta:user-defined meta:name="AppVersion">15.0000</meta:user-defined>
    <meta:user-defined meta:name="Company">Sony Electronic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